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9">
      <style:text-properties fo:font-weight="normal" style:font-weight-asian="normal" style:font-weight-complex="normal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2"/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cess projet W3S-Tickets</text:h>
      <text:p text:style-name="P1"/>
      <text:h text:style-name="Heading_20_2" text:outline-level="2">Acteurs :</text:h>
      <text:list xml:id="list6870404670308591129" text:style-name="L1">
        <text:list-item>
          <text:p text:style-name="P3">Le locataire</text:p>
        </text:list-item>
        <text:list-item>
          <text:p text:style-name="P3">L'utilisateur (celui qui reçoit les tickets et update leur traitement)</text:p>
        </text:list-item>
        <text:list-item>
          <text:p text:style-name="P3">L'administrateur de l'application</text:p>
        </text:list-item>
      </text:list>
      <text:p text:style-name="Text_20_body"/>
      <text:p text:style-name="Text_20_body"/>
      <text:h text:style-name="Heading_20_2" text:outline-level="2">Actions des différents acteurs :</text:h>
      <text:p text:style-name="Text_20_body"><text:tab/>Locataire :</text:p>
      <text:list xml:id="list9049435758115086690" text:style-name="L2">
        <text:list-item>
          <text:list>
            <text:list-item>
              <text:list>
                <text:list-item>
                  <text:p text:style-name="P4">Login / Logout</text:p>
                </text:list-item>
                <text:list-item>
                  <text:p text:style-name="P4">Créer un ticket</text:p>
                </text:list-item>
              </text:list>
            </text:list-item>
          </text:list>
        </text:list-item>
      </text:list>
      <text:p text:style-name="Text_20_body"><text:tab/>L'utilisateur :</text:p>
      <text:list xml:id="list4777214498183331215" text:style-name="L3">
        <text:list-item>
          <text:list>
            <text:list-item>
              <text:list>
                <text:list-item>
                  <text:p text:style-name="P5">Créer un ticket (sur base d'un appel téléphonique, ...)</text:p>
                </text:list-item>
                <text:list-item>
                  <text:p text:style-name="P5">Modifier le statut d'un ticket (traitement, clôture)</text:p>
                </text:list-item>
              </text:list>
            </text:list-item>
          </text:list>
        </text:list-item>
      </text:list>
      <text:p text:style-name="Text_20_body"><text:tab/>L'administrateur :</text:p>
      <text:list xml:id="list7115545286255486707" text:style-name="L4">
        <text:list-item>
          <text:list>
            <text:list-item>
              <text:list>
                <text:list-item>
                  <text:p text:style-name="P6">Idem « utilisateur »</text:p>
                </text:list-item>
                <text:list-item>
                  <text:p text:style-name="P6">Effacer un ticket (soft delete)</text:p>
                </text:list-item>
              </text:list>
            </text:list-item>
          </text:list>
        </text:list-item>
      </text:list>
      <text:h text:style-name="Heading_20_2" text:outline-level="2"/>
      <text:p text:style-name="Text_20_body"/>
      <text:h text:style-name="Heading_20_2" text:outline-level="2">Ordre des actions :</text:h>
      <text:p text:style-name="Text_20_body">Case « Création d'un ticket par le <text:span text:style-name="T1">Locataire </text:span>» :</text:p>
      <text:list xml:id="list3142103029900000179" text:style-name="L5">
        <text:list-item>
          <text:list>
            <text:list-item>
              <text:list>
                <text:list-item>
                  <text:p text:style-name="P7">Le <text:span text:style-name="T1">Locataire</text:span><text:span text:style-name="T2"> se login</text:span></text:p>
                </text:list-item>
                <text:list-item>
                  <text:p text:style-name="P7"><text:span text:style-name="T2">Le </text:span><text:span text:style-name="T1">Locataire </text:span><text:span text:style-name="T2">crée un ticket. (Certains champs (nom, adresse, ...) seront pré-complétés)</text:span></text:p>
                </text:list-item>
                <text:list-item>
                  <text:p text:style-name="P7"><text:span text:style-name="T2">Lorsque le ticket est créé, un </text:span><text:span text:style-name="T1">mail</text:span><text:span text:style-name="T2"> est envoyé vers le </text:span><text:span text:style-name="T1">Locataire</text:span><text:span text:style-name="T2"> pour lui confirmer de la réception du ticket.</text:span></text:p>
                </text:list-item>
              </text:list>
            </text:list-item>
          </text:list>
        </text:list-item>
      </text:list>
      <text:p text:style-name="Text_20_body"><text:span text:style-name="T2">Case « Création d'un ticket par l'</text:span><text:span text:style-name="T1">utilisateur </text:span><text:span text:style-name="T2">» :</text:span></text:p>
      <text:p text:style-name="Text_20_body"><text:span text:style-name="T2"><text:tab/><text:tab/>Idem case précédent. Un mail est aussi envoyé au </text:span><text:span text:style-name="T1">locataire.</text:span></text:p>
      <text:p text:style-name="P8">Case « Mise à jour du statut d'un ticket » :</text:p>
      <text:list xml:id="list3077749044793243525" text:style-name="L6">
        <text:list-item>
          <text:list>
            <text:list-item>
              <text:list>
                <text:list-item>
                  <text:p text:style-name="P10"><text:span text:style-name="T2">L'</text:span><text:span text:style-name="T1">Utilisateur </text:span><text:span text:style-name="T2">se login</text:span></text:p>
                </text:list-item>
                <text:list-item>
                  <text:p text:style-name="P10"><text:span text:style-name="T2">L'</text:span><text:span text:style-name="T1">Utilisateur </text:span><text:span text:style-name="T2">modifie le statut du ticket via une dropDownList</text:span></text:p>
                </text:list-item>
                <text:list-item>
                  <text:p text:style-name="P10"><text:span text:style-name="T2">Un </text:span><text:span text:style-name="T1">mail</text:span><text:span text:style-name="T2"> est envoyé au </text:span><text:span text:style-name="T1">Locataire </text:span><text:span text:style-name="T2">concerné afin de lui notifier de ce changement de </text:span><text:soft-page-break/><text:span text:style-name="T2">statut</text:span></text:p>
                </text:list-item>
              </text:list>
            </text:list-item>
          </text:list>
        </text:list-item>
      </text:list>
      <text:p text:style-name="P8">Case « Annulation d'un ticket » :</text:p>
      <text:list xml:id="list8287362496110608593" text:style-name="L7">
        <text:list-item>
          <text:list>
            <text:list-item>
              <text:list>
                <text:list-item>
                  <text:p text:style-name="P11"><text:span text:style-name="T2">Le </text:span><text:span text:style-name="T1">Locataire </text:span><text:span text:style-name="T2">signifie (par mail, téléphone,??) à l'</text:span><text:span text:style-name="T1">utilisateur </text:span><text:span text:style-name="T2">que le problème a été résolu entre temps.</text:span></text:p>
                </text:list-item>
                <text:list-item>
                  <text:p text:style-name="P11"><text:span text:style-name="T2">L'</text:span><text:span text:style-name="T1">utilisateur </text:span><text:span text:style-name="T2">clôture lui-même le ticket en spécifiant dans le champs « commentaire » que le problème a été résolu / annulé.</text:span></text:p>
                </text:list-item>
              </text:list>
            </text:list-item>
          </text:list>
        </text:list-item>
      </text:list>
      <text:p text:style-name="P8">Case « Clôture d'un ticket » :</text:p>
      <text:list xml:id="list360787229571466160" text:style-name="L8">
        <text:list-item>
          <text:list>
            <text:list-item>
              <text:list>
                <text:list-item>
                  <text:p text:style-name="P12"><text:span text:style-name="T2">L'</text:span><text:span text:style-name="T1">utilisateur ou l'administrateur </text:span><text:span text:style-name="T2">clôture le ticket</text:span></text:p>
                </text:list-item>
                <text:list-item>
                  <text:p text:style-name="P12"><text:span text:style-name="T2">Un </text:span><text:span text:style-name="T1">mail </text:span><text:span text:style-name="T2">est envoyé au </text:span><text:span text:style-name="T1">locataire </text:span><text:span text:style-name="T2">pour le prévenir de la clôture du ticket.</text:span></text:p>
                </text:list-item>
              </text:list>
            </text:list-item>
          </text:list>
        </text:list-item>
      </text:list>
      <text:p text:style-name="P8">Case « Delete d'un ticket par l'administrateur » :</text:p>
      <text:list xml:id="list955087006059596045" text:style-name="L9">
        <text:list-item>
          <text:list>
            <text:list-item>
              <text:list>
                <text:list-item>
                  <text:p text:style-name="P13"><text:span text:style-name="T2">L'</text:span><text:span text:style-name="T1">administrateur </text:span><text:span text:style-name="T2">efface le ticket</text:span></text:p>
                </text:list-item>
                <text:list-item>
                  <text:p text:style-name="P9">Le ticket est stocké dans une table d'archive, et n'est pas totalement effacé de la DB.</text:p>
                </text:list-item>
              </text:list>
            </text:list-item>
          </text:list>
        </text:list-item>
      </text:list>
      <text:p text:style-name="P8"/>
      <text:h text:style-name="Heading_20_2" text:outline-level="2">Use Cases – Traitement et clôture d'un ticket</text:h>
      <text:p text:style-name="Text_20_body"/>
      <text:p text:style-name="Text_20_body">Input de l'ouverture du ticket :</text:p>
      <text:list xml:id="list7467833638875506855" text:style-name="L10">
        <text:list-item>
          <text:list>
            <text:list-item>
              <text:list>
                <text:list-item>
                  <text:p text:style-name="P14">Lorsque le ticket est créé, il a le statut ouvert 100% du temps.</text:p>
                </text:list-item>
              </text:list>
            </text:list-item>
          </text:list>
        </text:list-item>
      </text:list>
      <text:p text:style-name="Text_20_body"/>
      <text:p text:style-name="Text_20_body">Chemins :</text:p>
      <text:list xml:id="list4214524093934315326" text:style-name="L12">
        <text:list-item>
          <text:list>
            <text:list-item>
              <text:list>
                <text:list-item>
                  <text:p text:style-name="P15">Le locataire décide d'annuler le ticket (Incident clos, ...)</text:p>
                  <text:list>
                    <text:list-item>
                      <text:p text:style-name="P15">L'utilisateur peut cliquer sur un bouton « cancel » qui clôturera et archivera le ticket.</text:p>
                    </text:list-item>
                  </text:list>
                </text:list-item>
                <text:list-item>
                  <text:p text:style-name="P15">La progression du traitement se fait normalement</text:p>
                  <text:list>
                    <text:list-item>
                      <text:p text:style-name="P15">L'utilisateur peut sélectionner une entreprise qui sera désignée par lui pour régler le problème. Cette entreprise peut être changée à tout moment en updatant le ticket.</text:p>
                    </text:list-item>
                    <text:list-item>
                      <text:p text:style-name="P15">L'utilisateur devra passer le ticket « en traitement » (inProgress dans la DB).</text:p>
                    </text:list-item>
                  </text:list>
                </text:list-item>
                <text:list-item>
                  <text:p text:style-name="P15">Un mail est envoyé au locataire pour chaque étape effectuée. (c-à-d à chaque changement de statut du ticket!)</text:p>
                </text:list-item>
              </text:list>
            </text:list-item>
          </text:list>
        </text:list-item>
      </text:list>
      <text:p text:style-name="Text_20_body"><text:tab/>NB : À chaque étape, un évènement est généré et sauvegardé dans la DB.</text:p>
      <text:p text:style-name="Text_20_body"/>
      <text:h text:style-name="Heading_20_2" text:outline-level="2">Méthodes ajoutées / modifiées</text:h>
      <text:p text:style-name="Text_20_body">(Ticket.php =&gt; ajout)</text:p>
      <text:p text:style-name="P16">private function actionSendNotificationMail($userEmail){...}</text:p>
      <text:p text:style-name="P17">Fonction qui sera utilisée uniquement en interne à la classe Ticket pour envoyer des mails lors du changement de statut du ticket courant. L'email du locataire destinataire est récupéré via la DB.</text:p>
      <text:p text:style-name="P18">(Ticket.php =&gt; modifié)</text:p>
      <text:p text:style-name="P16">public function actionUpdate($id) { ... }</text:p>
      <text:p text:style-name="P17">Cette fonction fait maintenant une vérification si le ticket a changé de statut par rapport à l'état précédant sa modification.</text:p>
      <text:p text:style-name="P17">Si le changement de statut est vérifié, la méthode actionSendNotificationMail($userEmail) est appelée pour notifier le locataire du changement de statut du ticket.</text:p>
      <text:p text:style-name="P17">PS : Pour retrouver l'email du locataire dans la DB, passer d'abord par le lieu associé au ticket, retrouver le locataire de ce lieu, pour finalement trouver son em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5:17:15.55</meta:creation-date>
    <dc:date>2014-02-12T16:24:22.90</dc:date>
    <meta:editing-duration>PT1H13M33S</meta:editing-duration>
    <meta:editing-cycles>41</meta:editing-cycles>
    <meta:generator>OpenOffice/4.0.1$Win32 OpenOffice.org_project/401m5$Build-9714</meta:generator>
    <meta:document-statistic meta:table-count="0" meta:image-count="0" meta:object-count="0" meta:page-count="3" meta:paragraph-count="55" meta:word-count="551" meta:character-count="3265"/>
  </office:meta>
</office:document-meta>
</file>